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bottom"/>
    </style:style>
    <style:style style:name="gr2" style:family="graphic" style:parent-style-name="standard">
      <style:graphic-properties svg:stroke-color="#000000" draw:fill="none" draw:textarea-vertical-align="top"/>
    </style:style>
    <style:style style:name="gr3" style:family="graphic" style:parent-style-name="standard">
      <style:graphic-properties svg:stroke-color="#000000" draw:fill="solid" draw:fill-color="#cccccc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75cm" svg:height="1.397cm" svg:x="5.953cm" svg:y="3.667cm">
          <text:p text:style-name="P1"><text:span text:style-name="T1">Incorrect knowledge</text:span></text:p>
        </draw:rect>
        <draw:rect draw:style-name="gr2" draw:text-style-name="P1" draw:layer="layout" svg:width="5.334cm" svg:height="1.397cm" svg:x="6.488cm" svg:y="2.27cm">
          <text:p text:style-name="P2"><text:span text:style-name="T1">Correct knowledge</text:span></text:p>
        </draw:rect>
        <draw:rect draw:style-name="gr3" draw:text-style-name="P1" draw:layer="layout" svg:width="4.115cm" svg:height="0.762cm" svg:x="7.077cm" svg:y="3.286cm">
          <text:p text:style-name="P2"><text:span text:style-name="T1">Learner's knowledg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21:23:39.04</meta:creation-date>
    <dc:date>2014-09-16T22:22:46.18</dc:date>
    <dc:creator>Loc Nguyen</dc:creator>
    <meta:editing-duration>PT59M1S</meta:editing-duration>
    <meta:editing-cycles>10</meta:editing-cycles>
    <meta:generator>OpenOffice/4.1.0$Win32 OpenOffice.org_project/410m18$Build-9764</meta:generator>
    <meta:document-statistic meta:object-count="3"/>
  </office:meta>
</office:document-meta>
</file>